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lidating a Demonstration Tool for Graphics-Assisted Debugging of Ada Concurrent Progra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ichael B. Feldman, Melinda L. Moran</text:p>
          </table:table-cell>
          <table:table-cell table:formula="of:=CONCATENATE([.A27];&quot; &amp; &quot;;[.B27];&quot;&amp; &quot;;[.C27];&quot;&amp; &quot;;[.D27];&quot; \\&quot;)" office:value-type="string" office:string-value="6 &amp; Validating a Demonstration Tool for Graphics-Assisted Debugging of Ada Concurrent Programs.&amp; IEEE Trans. Software Eng.&amp; Michael B. Feldman, Melinda L. Moran \\" calcext:value-type="string">
            <text:p>6 &amp; Validating a Demonstration Tool for Graphics-Assisted Debugging of Ada Concurrent Programs.&amp; IEEE Trans. Software Eng.&amp; Michael B. Feldman, Melinda L. Moran \\</text:p>
          </table:table-cell>
        </table:table-row>
        <table:table-row table:style-name="ro1">
          <table:table-cell/>
          <table:table-cell office:value-type="string" calcext:value-type="string">
            <text:p>Unifying aspect- and object-oriented desig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Kevin J. Sullivan, Hridesh Rajan</text:p>
          </table:table-cell>
          <table:table-cell table:formula="of:=CONCATENATE([.A28];&quot; &amp; &quot;;[.B28];&quot;&amp; &quot;;[.C28];&quot;&amp; &quot;;[.D28];&quot; \\&quot;)" office:value-type="string" office:string-value=" &amp; Unifying aspect- and object-oriented design.&amp; ACM Trans. Softw. Eng. Methodol.&amp; Kevin J. Sullivan, Hridesh Rajan \\" calcext:value-type="string">
            <text:p><text:s/>&amp; Unifying aspect- and object-oriented design.&amp; ACM Trans. Softw. Eng. Methodol.&amp; Kevin J. Sullivan, Hridesh Rajan \\</text:p>
          </table:table-cell>
        </table:table-row>
        <table:table-row table:style-name="ro1">
          <table:table-cell/>
          <table:table-cell office:value-type="string" calcext:value-type="string">
            <text:p>Eliminating products to test in a software product li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Don S. Batory, Sarfraz Khurshid, Chang Hwan Peter Kim</text:p>
          </table:table-cell>
          <table:table-cell table:formula="of:=CONCATENATE([.A29];&quot; &amp; &quot;;[.B29];&quot;&amp; &quot;;[.C29];&quot;&amp; &quot;;[.D29];&quot; \\&quot;)" office:value-type="string" office:string-value=" &amp; Eliminating products to test in a software product line.&amp; ASE&amp; Don S. Batory, Sarfraz Khurshid, Chang Hwan Peter Kim \\" calcext:value-type="string">
            <text:p><text:s/>&amp; Eliminating products to test in a software product line.&amp; ASE&amp; Don S. Batory, Sarfraz Khurshid, Chang Hwan Peter Kim \\</text:p>
          </table:table-cell>
        </table:table-row>
        <table:table-row table:style-name="ro1">
          <table:table-cell/>
          <table:table-cell office:value-type="string" calcext:value-type="string">
            <text:p>Requirements, domain and specifications: a viewpoint-based approach to requirements engineer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Andrés Silva</text:p>
          </table:table-cell>
          <table:table-cell table:formula="of:=CONCATENATE([.A30];&quot; &amp; &quot;;[.B30];&quot;&amp; &quot;;[.C30];&quot;&amp; &quot;;[.D30];&quot; \\&quot;)" office:value-type="string" office:string-value=" &amp; Requirements, domain and specifications: a viewpoint-based approach to requirements engineering.&amp; ICSE&amp; Andrés Silva \\" calcext:value-type="string">
            <text:p><text:s/>&amp; Requirements, domain and specifications: a viewpoint-based approach to requirements engineering.&amp; ICSE&amp; Andrés Silva \\</text:p>
          </table:table-cell>
        </table:table-row>
        <table:table-row table:style-name="ro1">
          <table:table-cell/>
          <table:table-cell office:value-type="string" calcext:value-type="string">
            <text:p>Effective blame for information-flow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Somesh Jha, Dave King 0002, Trent Jaeger, Sanjit A. Seshia</text:p>
          </table:table-cell>
          <table:table-cell table:formula="of:=CONCATENATE([.A31];&quot; &amp; &quot;;[.B31];&quot;&amp; &quot;;[.C31];&quot;&amp; &quot;;[.D31];&quot; \\&quot;)" office:value-type="string" office:string-value=" &amp; Effective blame for information-flow violations.&amp; SIGSOFT FSE&amp; Somesh Jha, Dave King 0002, Trent Jaeger, Sanjit A. Seshia \\" calcext:value-type="string">
            <text:p><text:s/>&amp; Effective blame for information-flow violations.&amp; SIGSOFT FSE&amp; Somesh Jha, Dave King 0002, Trent Jaeger, Sanjit A. Seshia 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 Interval Logic for Real-Time System Specific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aolo Nesi, Riccardo Mattolini</text:p>
          </table:table-cell>
          <table:table-cell table:formula="of:=CONCATENATE([.A32];&quot; &amp; &quot;;[.B32];&quot;&amp; &quot;;[.C32];&quot;&amp; &quot;;[.D32];&quot; \\&quot;)" office:value-type="string" office:string-value="7 &amp; An Interval Logic for Real-Time System Specification.&amp; IEEE Trans. Software Eng.&amp; Paolo Nesi, Riccardo Mattolini \\" calcext:value-type="string">
            <text:p>7 &amp; An Interval Logic for Real-Time System Specification.&amp; IEEE Trans. Software Eng.&amp; Paolo Nesi, Riccardo Mattolini \\</text:p>
          </table:table-cell>
        </table:table-row>
        <table:table-row table:style-name="ro1">
          <table:table-cell/>
          <table:table-cell office:value-type="string" calcext:value-type="string">
            <text:p>Reasoning about static and dynamic properties in alloy: A purely relational approach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azareno Aguirre, T. S. E. Maibaum, Gabriel A. Baum, Marcelo F. Frias, Carlos López Pombo</text:p>
          </table:table-cell>
          <table:table-cell table:formula="of:=CONCATENATE([.A33];&quot; &amp; &quot;;[.B33];&quot;&amp; &quot;;[.C33];&quot;&amp; &quot;;[.D33];&quot; \\&quot;)" office:value-type="string" office:string-value=" &amp; Reasoning about static and dynamic properties in alloy: A purely relational approach.&amp; ACM Trans. Softw. Eng. Methodol.&amp; Nazareno Aguirre, T. S. E. Maibaum, Gabriel A. Baum, Marcelo F. Frias, Carlos López Pombo \\" calcext:value-type="string">
            <text:p><text:s/>&amp; Reasoning about static and dynamic properties in alloy: A purely relational approach.&amp; ACM Trans. Softw. Eng. Methodol.&amp; Nazareno Aguirre, T. S. E. Maibaum, Gabriel A. Baum, Marcelo F. Frias, Carlos López Pombo \\</text:p>
          </table:table-cell>
        </table:table-row>
        <table:table-row table:style-name="ro1">
          <table:table-cell/>
          <table:table-cell office:value-type="string" calcext:value-type="string">
            <text:p>Automated Software Engineering Using Concurrent Class Machin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cott A. Smolka, Yanhong A. Liu, Jingyu Yan, Scott D. Stoller, Radu Grosu</text:p>
          </table:table-cell>
          <table:table-cell table:formula="of:=CONCATENATE([.A34];&quot; &amp; &quot;;[.B34];&quot;&amp; &quot;;[.C34];&quot;&amp; &quot;;[.D34];&quot; \\&quot;)" office:value-type="string" office:string-value=" &amp; Automated Software Engineering Using Concurrent Class Machines.&amp; ASE&amp; Scott A. Smolka, Yanhong A. Liu, Jingyu Yan, Scott D. Stoller, Radu Grosu \\" calcext:value-type="string">
            <text:p><text:s/>&amp; Automated Software Engineering Using Concurrent Class Machines.&amp; ASE&amp; Scott A. Smolka, Yanhong A. Liu, Jingyu Yan, Scott D. Stoller, Radu Grosu \\</text:p>
          </table:table-cell>
        </table:table-row>
        <table:table-row table:style-name="ro1">
          <table:table-cell/>
          <table:table-cell office:value-type="string" calcext:value-type="string">
            <text:p>HighSpec: a tool for building and checking OZTA model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hengchao Qin, Jin Song Dong, Ping Hao, Xian Zhang</text:p>
          </table:table-cell>
          <table:table-cell table:formula="of:=CONCATENATE([.A35];&quot; &amp; &quot;;[.B35];&quot;&amp; &quot;;[.C35];&quot;&amp; &quot;;[.D35];&quot; \\&quot;)" office:value-type="string" office:string-value=" &amp; HighSpec: a tool for building and checking OZTA models.&amp; ICSE&amp; Shengchao Qin, Jin Song Dong, Ping Hao, Xian Zhang \\" calcext:value-type="string">
            <text:p><text:s/>&amp; HighSpec: a tool for building and checking OZTA models.&amp; ICSE&amp; Shengchao Qin, Jin Song Dong, Ping Hao, Xian Zhang \\</text:p>
          </table:table-cell>
        </table:table-row>
        <table:table-row table:style-name="ro1">
          <table:table-cell/>
          <table:table-cell office:value-type="string" calcext:value-type="string">
            <text:p>COM revisited: tool-assisted modelling of an architectural framework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Kevin J. Sullivan</text:p>
          </table:table-cell>
          <table:table-cell table:formula="of:=CONCATENATE([.A36];&quot; &amp; &quot;;[.B36];&quot;&amp; &quot;;[.C36];&quot;&amp; &quot;;[.D36];&quot; \\&quot;)" office:value-type="string" office:string-value=" &amp; COM revisited: tool-assisted modelling of an architectural framework.&amp; SIGSOFT FSE&amp; Daniel Jackson, Kevin J. Sullivan \\" calcext:value-type="string">
            <text:p><text:s/>&amp; COM revisited: tool-assisted modelling of an architectural framework.&amp; SIGSOFT FSE&amp; Daniel Jackson, Kevin J. Sullivan 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ving and Replaying Differential Unit Test Cases from System Test Case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Sebastian G. Elbaum, Matthew B. Dwyer, Matthew Jorde, Hui Nee Chin</text:p>
          </table:table-cell>
          <table:table-cell table:formula="of:=CONCATENATE([.A37];&quot; &amp; &quot;;[.B37];&quot;&amp; &quot;;[.C37];&quot;&amp; &quot;;[.D37];&quot; \\&quot;)" office:value-type="string" office:string-value="8 &amp; Carving and Replaying Differential Unit Test Cases from System Test Cases.&amp; IEEE Trans. Software Eng.&amp; Sebastian G. Elbaum, Matthew B. Dwyer, Matthew Jorde, Hui Nee Chin \\" calcext:value-type="string">
            <text:p>8 &amp; Carving and Replaying Differential Unit Test Cases from System Test Cases.&amp; IEEE Trans. Software Eng.&amp; Sebastian G. Elbaum, Matthew B. Dwyer, Matthew Jorde, Hui Nee Chin \\</text:p>
          </table:table-cell>
        </table:table-row>
        <table:table-row table:style-name="ro1">
          <table:table-cell/>
          <table:table-cell office:value-type="string" calcext:value-type="string">
            <text:p>Empirical evaluation of a nesting testability transformation for evolutionary test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avid Binkley, Mark Harman, Phil McMinn</text:p>
          </table:table-cell>
          <table:table-cell table:formula="of:=CONCATENATE([.A38];&quot; &amp; &quot;;[.B38];&quot;&amp; &quot;;[.C38];&quot;&amp; &quot;;[.D38];&quot; \\&quot;)" office:value-type="string" office:string-value=" &amp; Empirical evaluation of a nesting testability transformation for evolutionary testing.&amp; ACM Trans. Softw. Eng. Methodol.&amp; David Binkley, Mark Harman, Phil McMinn \\" calcext:value-type="string">
            <text:p><text:s/>&amp; Empirical evaluation of a nesting testability transformation for evolutionary testing.&amp; ACM Trans. Softw. Eng. Methodol.&amp; David Binkley, Mark Harman, Phil McMinn \\</text:p>
          </table:table-cell>
        </table:table-row>
        <table:table-row table:style-name="ro1">
          <table:table-cell/>
          <table:table-cell office:value-type="string" calcext:value-type="string">
            <text:p>Unit testing concurrent softwar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William Pugh, Nathaniel Ayewah</text:p>
          </table:table-cell>
          <table:table-cell table:formula="of:=CONCATENATE([.A39];&quot; &amp; &quot;;[.B39];&quot;&amp; &quot;;[.C39];&quot;&amp; &quot;;[.D39];&quot; \\&quot;)" office:value-type="string" office:string-value=" &amp; Unit testing concurrent software.&amp; ASE&amp; William Pugh, Nathaniel Ayewah \\" calcext:value-type="string">
            <text:p><text:s/>&amp; Unit testing concurrent software.&amp; ASE&amp; William Pugh, Nathaniel Ayewah \\</text:p>
          </table:table-cell>
        </table:table-row>
        <table:table-row table:style-name="ro1">
          <table:table-cell/>
          <table:table-cell office:value-type="string" calcext:value-type="string">
            <text:p>Practical change impact analysis based on static program slicing for industrial software system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thun Acharya, Brian Robinson</text:p>
          </table:table-cell>
          <table:table-cell table:formula="of:=CONCATENATE([.A40];&quot; &amp; &quot;;[.B40];&quot;&amp; &quot;;[.C40];&quot;&amp; &quot;;[.D40];&quot; \\&quot;)" office:value-type="string" office:string-value=" &amp; Practical change impact analysis based on static program slicing for industrial software systems.&amp; ICSE&amp; Mithun Acharya, Brian Robinson \\" calcext:value-type="string">
            <text:p><text:s/>&amp; Practical change impact analysis based on static program slicing for industrial software systems.&amp; ICSE&amp; Mithun Acharya, Brian Robinson \\</text:p>
          </table:table-cell>
        </table:table-row>
        <table:table-row table:style-name="ro1">
          <table:table-cell/>
          <table:table-cell office:value-type="string" calcext:value-type="string">
            <text:p>Efficient incremental algorithms for dynamic detection of likely invariant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Michael D. Ernst, Jeff H. Perkins</text:p>
          </table:table-cell>
          <table:table-cell table:formula="of:=CONCATENATE([.A41];&quot; &amp; &quot;;[.B41];&quot;&amp; &quot;;[.C41];&quot;&amp; &quot;;[.D41];&quot; \\&quot;)" office:value-type="string" office:string-value=" &amp; Efficient incremental algorithms for dynamic detection of likely invariants.&amp; SIGSOFT FSE&amp; Michael D. Ernst, Jeff H. Perkins \\" calcext:value-type="string">
            <text:p><text:s/>&amp; Efficient incremental algorithms for dynamic detection of likely invariants.&amp; SIGSOFT FSE&amp; Michael D. Ernst, Jeff H. Perkins 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42];&quot; &amp; &quot;;[.B42];&quot;&amp; &quot;;[.C42];&quot;&amp; &quot;;[.D42];&quot; \\&quot;)" office:value-type="string" office:string-value="9 &amp; On the Optimal Total Processing Time Using Checkpoints.&amp; IEEE Trans. Software Eng.&amp; Zohel Khalil, Boyan Dimitrov, Nikolay Kolev, Peter Petrov \\" calcext:value-type="string">
            <text:p>9 &amp; On the Optimal Total Processing Time Using Checkpoints.&amp; IEEE Trans. Software Eng.&amp; Zohel Khalil, Boyan Dimitrov, Nikolay Kolev, Peter Petrov \\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43];&quot; &amp; &quot;;[.B43];&quot;&amp; &quot;;[.C43];&quot;&amp; &quot;;[.D43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44];&quot; &amp; &quot;;[.B44];&quot;&amp; &quot;;[.C44];&quot;&amp; &quot;;[.D44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45];&quot; &amp; &quot;;[.B45];&quot;&amp; &quot;;[.C45];&quot;&amp; &quot;;[.D45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46];&quot; &amp; &quot;;[.B46];&quot;&amp; &quot;;[.C46];&quot;&amp; &quot;;[.D46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 Application of a Method for Analysis of Cyclic Progra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Nissim Francez</text:p>
          </table:table-cell>
          <table:table-cell table:formula="of:=CONCATENATE([.A47];&quot; &amp; &quot;;[.B47];&quot;&amp; &quot;;[.C47];&quot;&amp; &quot;;[.D47];&quot; \\&quot;)" office:value-type="string" office:string-value="10 &amp; An Application of a Method for Analysis of Cyclic Programs.&amp; IEEE Trans. Software Eng.&amp; Nissim Francez \\" calcext:value-type="string">
            <text:p>10 &amp; An Application of a Method for Analysis of Cyclic Programs.&amp; IEEE Trans. Software Eng.&amp; Nissim Francez \\</text:p>
          </table:table-cell>
        </table:table-row>
        <table:table-row table:style-name="ro1">
          <table:table-cell/>
          <table:table-cell office:value-type="string" calcext:value-type="string">
            <text:p>Task Dependence and Termination in Ada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Laura K. Dillon</text:p>
          </table:table-cell>
          <table:table-cell table:formula="of:=CONCATENATE([.A48];&quot; &amp; &quot;;[.B48];&quot;&amp; &quot;;[.C48];&quot;&amp; &quot;;[.D48];&quot; \\&quot;)" office:value-type="string" office:string-value=" &amp; Task Dependence and Termination in Ada.&amp; ACM Trans. Softw. Eng. Methodol.&amp; Laura K. Dillon \\" calcext:value-type="string">
            <text:p><text:s/>&amp; Task Dependence and Termination in Ada.&amp; ACM Trans. Softw. Eng. Methodol.&amp; Laura K. Dillon \\</text:p>
          </table:table-cell>
        </table:table-row>
        <table:table-row table:style-name="ro1">
          <table:table-cell/>
          <table:table-cell office:value-type="string" calcext:value-type="string">
            <text:p>Static Typing for Ruby on Rail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effrey S. Foster, Avik Chaudhuri, Jong-hoon (David) An</text:p>
          </table:table-cell>
          <table:table-cell table:formula="of:=CONCATENATE([.A49];&quot; &amp; &quot;;[.B49];&quot;&amp; &quot;;[.C49];&quot;&amp; &quot;;[.D49];&quot; \\&quot;)" office:value-type="string" office:string-value=" &amp; Static Typing for Ruby on Rails.&amp; ASE&amp; Jeffrey S. Foster, Avik Chaudhuri, Jong-hoon (David) An \\" calcext:value-type="string">
            <text:p><text:s/>&amp; Static Typing for Ruby on Rails.&amp; ASE&amp; Jeffrey S. Foster, Avik Chaudhuri, Jong-hoon (David) An \\</text:p>
          </table:table-cell>
        </table:table-row>
        <table:table-row table:style-name="ro1">
          <table:table-cell/>
          <table:table-cell office:value-type="string" calcext:value-type="string">
            <text:p>Mining Security-Sensitive Operations in Legacy Code Using Concept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omesh Jha, Dave King 0002, Trent Jaeger, Vinod Ganapathy</text:p>
          </table:table-cell>
          <table:table-cell table:formula="of:=CONCATENATE([.A50];&quot; &amp; &quot;;[.B50];&quot;&amp; &quot;;[.C50];&quot;&amp; &quot;;[.D50];&quot; \\&quot;)" office:value-type="string" office:string-value=" &amp; Mining Security-Sensitive Operations in Legacy Code Using Concept Analysis.&amp; ICSE&amp; Somesh Jha, Dave King 0002, Trent Jaeger, Vinod Ganapathy \\" calcext:value-type="string">
            <text:p><text:s/>&amp; Mining Security-Sensitive Operations in Legacy Code Using Concept Analysis.&amp; ICSE&amp; Somesh Jha, Dave King 0002, Trent Jaeger, Vinod Ganapathy \\</text:p>
          </table:table-cell>
        </table:table-row>
        <table:table-row table:style-name="ro1">
          <table:table-cell/>
          <table:table-cell office:value-type="string" calcext:value-type="string">
            <text:p>Scalable SMT-based verification of GPU kernel func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anesh Gopalakrishnan, Guodong Li</text:p>
          </table:table-cell>
          <table:table-cell table:formula="of:=CONCATENATE([.A51];&quot; &amp; &quot;;[.B51];&quot;&amp; &quot;;[.C51];&quot;&amp; &quot;;[.D51];&quot; \\&quot;)" office:value-type="string" office:string-value=" &amp; Scalable SMT-based verification of GPU kernel functions.&amp; SIGSOFT FSE&amp; Ganesh Gopalakrishnan, Guodong Li \\" calcext:value-type="string">
            <text:p><text:s/>&amp; Scalable SMT-based verification of GPU kernel functions.&amp; SIGSOFT FSE&amp; Ganesh Gopalakrishnan, Guodong Li \\</text:p>
          </table:table-cell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93.71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22:37:48.789010079</dc:date>
    <meta:document-statistic meta:table-count="1" meta:cell-count="216" meta:object-count="0"/>
    <meta:generator>LibreOffice/4.2.4.2$Linux_X86_64 LibreOffice_project/420m0$Build-2</meta:generator>
  </office:meta>
</office:document-meta>
</file>